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ffffff" draw:fill-color="#cccc99" draw:textarea-vertical-align="middle"/>
    </style:style>
    <style:style style:name="gr3" style:family="graphic" style:parent-style-name="standard">
      <style:graphic-properties svg:stroke-color="#ffffff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.528cm" fo:margin-right="0cm" fo:text-align="start" fo:text-indent="0cm"/>
    </style:style>
    <style:style style:name="P3" style:family="paragraph">
      <style:paragraph-properties fo:margin-left="1.173cm" fo:margin-right="0cm" fo:text-align="start" fo:text-indent="0cm"/>
    </style:style>
    <style:style style:name="T1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2" style:family="text">
      <style:text-properties style:text-position="0% 100%" fo:font-size="36pt" style:font-size-asian="36pt" style:font-size-complex="36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3cm" svg:x="11.97cm" svg:y="16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5cm" svg:height="0.5cm" draw:transform="rotate (-0.174532925200587) translate (1.303cm 13.747cm)">
          <text:p/>
          <draw:enhanced-geometry svg:viewBox="0 0 21600 21600" draw:type="rectangle" draw:enhanced-path="M 0 0 L 21600 0 21600 21600 0 21600 0 0 Z N"/>
        </draw:custom-shape>
        <draw:rect draw:style-name="gr2" draw:text-style-name="P2" draw:layer="layout" svg:width="10cm" svg:height="10cm" draw:transform="rotate (-0.174532925200587) translate (3.102cm 3.706cm)">
          <text:p text:style-name="P2"><text:span text:style-name="T1">EXPLORACIÓN</text:span></text:p>
          <text:p text:style-name="P2"><text:span text:style-name="T1">ALERTAS</text:span></text:p>
          <text:p text:style-name="P2"><text:span text:style-name="T1">TENDENCIAS</text:span></text:p>
          <text:p text:style-name="P2"><text:span text:style-name="T2">ANALÍTICOS</text:span></text:p>
          <text:p text:style-name="P2"><text:span text:style-name="T2">BÁSICOS</text:span></text:p>
        </draw:rect>
        <draw:circle draw:style-name="gr3" draw:text-style-name="P3" draw:layer="layout" svg:width="10cm" svg:height="10cm" draw:transform="rotate (-0.174532925200587) translate (17.661cm 6.375cm)">
          <text:p text:style-name="P3"><text:span text:style-name="T1">A. ESTADÍSTICO</text:span></text:p>
          <text:p text:style-name="P3"><text:span text:style-name="T1">PREDICCIÓN</text:span></text:p>
          <text:p text:style-name="P3"><text:span text:style-name="T1">OPTIMIZACIÓN</text:span></text:p>
          <text:p text:style-name="P3"><text:span text:style-name="T3">ANALÍTICOS</text:span></text:p>
          <text:p text:style-name="P3"><text:span text:style-name="T3">AVANZADOS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uro Cardenas</meta:initial-creator>
    <meta:creation-date>2016-10-05T20:55:43</meta:creation-date>
    <dc:date>2016-10-05T22:41:58</dc:date>
    <dc:creator>Arturo Cardenas</dc:creator>
    <meta:editing-duration>PT37M19S</meta:editing-duration>
    <meta:editing-cycles>1</meta:editing-cycles>
    <meta:document-statistic meta:object-count="4"/>
    <meta:generator>OpenOffice/4.1.2$Unix OpenOffice.org_project/412m3$Build-9782</meta:generator>
  </office:meta>
</office:document-meta>
</file>